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svg:stroke-color="#ffb515" draw:textarea-horizontal-align="justify" draw:textarea-vertical-align="middle" draw:auto-grow-height="false"/>
    </style:style>
    <style:style style:name="gr5" style:family="graphic" style:parent-style-name="standard">
      <style:graphic-properties svg:stroke-color="#ffb515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ranssi-subtitle">
      <style:graphic-properties draw:fill-color="#ffffff" fo:min-height="17.685cm"/>
    </style:style>
    <style:style style:name="pr2" style:family="presentation" style:parent-style-name="oranssi-notes">
      <style:graphic-properties draw:fill-color="#ffffff" draw:auto-grow-height="true" fo:min-height="12.573cm"/>
    </style:style>
    <style:style style:name="pr3" style:family="presentation" style:parent-style-name="oranssi-title">
      <style:graphic-properties fo:min-height="3.25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6" style:family="paragraph">
      <style:text-properties style:font-size-asian="20pt"/>
    </style:style>
    <style:style style:name="T1" style:family="text">
      <style:text-properties fo:color="#9966cc" fo:font-family="'Times New Roman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color="#99ccff" fo:font-family="'Times New Roman'" style:font-family-generic="roman" style:font-pitch="variable" fo:font-style="italic" fo:text-shadow="1pt 1pt" style:font-style-asian="italic" style:font-style-complex="italic"/>
    </style:style>
    <style:style style:name="T4" style:family="text">
      <style:text-properties fo:color="#000000" fo:font-family="'Times New Roman'" style:font-family-generic="roman" style:font-pitch="variable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Chromium</text:span></text:p>
            <text:p><text:span text:style-name="T2"/></text:p>
            <text:p><text:span text:style-name="T3">Daniel Tsai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4">Not be defined</text:span></text:p>
          </draw:text-box>
        </draw:frame>
        <draw:custom-shape draw:style-name="gr2" draw:text-style-name="P3" draw:id="id5" draw:layer="layout" svg:width="5.5cm" svg:height="1cm" svg:x="2cm" svg:y="16.202cm">
          <text:p text:style-name="P2"><text:span text:style-name="T5">SSLClientSocketW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5.5cm" svg:height="1cm" svg:x="2cm" svg:y="5cm">
          <text:p text:style-name="P2"><text:span text:style-name="T5">URL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5.5cm" svg:height="1cm" svg:x="2cm" svg:y="13.401cm">
          <text:p text:style-name="P2"><text:span text:style-name="T5">HttpNetworkTrans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5.5cm" svg:height="1cm" svg:x="2cm" svg:y="7.8cm">
          <text:p text:style-name="P2"><text:span text:style-name="T5">URLRequestHttpJo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.5cm" svg:height="1cm" svg:x="2cm" svg:y="10.601cm">
          <text:p text:style-name="P2"><text:span text:style-name="T5">HttpCache::Trans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5.5cm" svg:height="1cm" svg:x="2cm" svg:y="19cm">
          <text:p text:style-name="P2"><text:span text:style-name="T5">TCPClientSocketW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5cm" svg:height="1.5cm" svg:x="9.5cm" svg:y="4.731cm">
          <text:p text:style-name="P2"><text:span text:style-name="T6">URLRequest::Deleg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8" draw:layer="layout" svg:width="5.5cm" svg:height="1.5cm" svg:x="16.812cm" svg:y="4.731cm">
          <text:p text:style-name="P2"><text:span text:style-name="T6">URLRequest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9" draw:layer="layout" svg:width="4.5cm" svg:height="1.5cm" svg:x="12.6cm" svg:y="7.531cm">
          <text:p text:style-name="P2"><text:span text:style-name="T6">CookieMon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0" draw:layer="layout" svg:width="3.5cm" svg:height="1.5cm" svg:x="15.4cm" svg:y="10.341cm">
          <text:p text:style-name="P2"><text:span text:style-name="T6">Http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1" draw:layer="layout" svg:width="5.5cm" svg:height="1.5cm" svg:x="16.8cm" svg:y="13.155cm">
          <text:p text:style-name="P2"><text:span text:style-name="T6">HttpNetworkS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2" draw:layer="layout" svg:width="4.571cm" svg:height="1.5cm" svg:x="11.5cm" svg:y="17.5cm">
          <text:p text:style-name="P2"><text:span text:style-name="T6">HttpAuth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3" draw:layer="layout" svg:width="4.5cm" svg:height="1.5cm" svg:x="17.287cm" svg:y="17.5cm">
          <text:p text:style-name="P2"><text:span text:style-name="T6">ClientSocketP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4" draw:layer="layout" svg:width="4cm" svg:height="1.5cm" svg:x="23cm" svg:y="17.5cm">
          <text:p text:style-name="P2"><text:span text:style-name="T6">Proxy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.75cm" svg:y1="6cm" svg:x2="4.75cm" svg:y2="7.8cm" draw:start-shape="id1" draw:start-glue-point="2" draw:end-shape="id2" draw:end-glue-point="0" svg:d="m4750 6000v1800">
          <text:p/>
        </draw:connector>
        <draw:connector draw:style-name="gr6" draw:text-style-name="P2" draw:layer="layout" draw:type="line" svg:x1="4.75cm" svg:y1="8.8cm" svg:x2="4.75cm" svg:y2="10.601cm" draw:start-shape="id2" draw:start-glue-point="2" draw:end-shape="id3" draw:end-glue-point="0" svg:d="m4750 8800v1801">
          <text:p/>
        </draw:connector>
        <draw:connector draw:style-name="gr6" draw:text-style-name="P2" draw:layer="layout" draw:type="line" svg:x1="4.75cm" svg:y1="11.601cm" svg:x2="4.75cm" svg:y2="13.401cm" draw:start-shape="id3" draw:start-glue-point="2" draw:end-shape="id4" draw:end-glue-point="0" svg:d="m4750 11601v1800">
          <text:p/>
        </draw:connector>
        <draw:connector draw:style-name="gr6" draw:text-style-name="P2" draw:layer="layout" draw:type="line" svg:x1="4.75cm" svg:y1="14.401cm" svg:x2="4.75cm" svg:y2="16.202cm" draw:start-shape="id4" draw:start-glue-point="2" draw:end-shape="id5" draw:end-glue-point="0" svg:d="m4750 14401v1801">
          <text:p/>
        </draw:connector>
        <draw:connector draw:style-name="gr6" draw:text-style-name="P2" draw:layer="layout" draw:type="line" svg:x1="4.75cm" svg:y1="17.202cm" svg:x2="4.75cm" svg:y2="19cm" draw:start-shape="id5" draw:start-glue-point="2" draw:end-shape="id6" draw:end-glue-point="0" svg:d="m4750 17202v1798">
          <text:p/>
        </draw:connector>
        <draw:connector draw:style-name="gr5" draw:text-style-name="P2" draw:layer="layout" draw:type="line" svg:x1="7.5cm" svg:y1="5.5cm" svg:x2="9.5cm" svg:y2="5.481cm" draw:start-shape="id1" draw:start-glue-point="1" draw:end-shape="id7" draw:end-glue-point="6" svg:d="m7500 5500 2000-19">
          <text:p/>
        </draw:connector>
        <draw:connector draw:style-name="gr5" draw:text-style-name="P2" draw:layer="layout" draw:type="curve" svg:x1="4.75cm" svg:y1="5cm" svg:x2="19.562cm" svg:y2="4.731cm" draw:start-shape="id1" draw:start-glue-point="0" draw:end-shape="id8" svg:d="m4750 5000c0-1155 14812-1020 14812-269">
          <text:p/>
        </draw:connector>
        <draw:connector draw:style-name="gr6" draw:text-style-name="P2" draw:layer="layout" draw:type="line" svg:x1="7.5cm" svg:y1="8.3cm" svg:x2="12.6cm" svg:y2="8.281cm" draw:start-shape="id2" draw:start-glue-point="1" draw:end-shape="id9" svg:d="m7500 8300 5100-19">
          <text:p/>
        </draw:connector>
        <draw:connector draw:style-name="gr6" draw:text-style-name="P2" draw:layer="layout" draw:type="line" svg:x1="7.5cm" svg:y1="11.101cm" svg:x2="15.4cm" svg:y2="11.091cm" draw:start-shape="id3" draw:start-glue-point="1" draw:end-shape="id10" svg:d="m7500 11101 7900-10">
          <text:p/>
        </draw:connector>
        <draw:connector draw:style-name="gr6" draw:text-style-name="P2" draw:layer="layout" draw:type="line" svg:x1="7.5cm" svg:y1="13.901cm" svg:x2="16.8cm" svg:y2="13.905cm" draw:start-shape="id4" draw:start-glue-point="1" draw:end-shape="id11" draw:end-glue-point="6" svg:d="m7500 13901 9300 4">
          <text:p/>
        </draw:connector>
        <draw:connector draw:style-name="gr6" draw:text-style-name="P2" draw:layer="layout" draw:type="line" svg:x1="17.617cm" svg:y1="6.012cm" svg:x2="16.441cm" svg:y2="7.75cm" draw:start-shape="id8" draw:start-glue-point="7" draw:end-shape="id9" draw:end-glue-point="11" svg:d="m17617 6012-1176 1738">
          <text:p/>
        </draw:connector>
        <draw:connector draw:style-name="gr6" draw:text-style-name="P2" draw:layer="layout" draw:type="line" svg:x1="19.562cm" svg:y1="6.231cm" svg:x2="17.15cm" svg:y2="10.341cm" draw:start-shape="id8" draw:start-glue-point="8" draw:end-shape="id10" draw:end-glue-point="4" svg:d="m19562 6231-2412 4110">
          <text:p/>
        </draw:connector>
        <draw:connector draw:style-name="gr6" draw:text-style-name="P2" draw:layer="layout" draw:type="line" svg:x1="21.507cm" svg:y1="6.012cm" svg:x2="19.55cm" svg:y2="13.155cm" draw:start-shape="id8" draw:start-glue-point="9" draw:end-shape="id11" draw:end-glue-point="4" svg:d="m21507 6012-1957 7143">
          <text:p/>
        </draw:connector>
        <draw:connector draw:style-name="gr6" draw:text-style-name="P2" draw:layer="layout" draw:type="line" svg:x1="17.605cm" svg:y1="14.436cm" svg:x2="13.786cm" svg:y2="17.5cm" draw:start-shape="id11" draw:start-glue-point="7" draw:end-shape="id12" draw:end-glue-point="4" svg:d="m17605 14436-3819 3064">
          <text:p/>
        </draw:connector>
        <draw:connector draw:style-name="gr6" draw:text-style-name="P2" draw:layer="layout" draw:type="line" svg:x1="19.55cm" svg:y1="14.655cm" svg:x2="19.537cm" svg:y2="17.5cm" draw:start-shape="id11" draw:start-glue-point="8" draw:end-shape="id13" draw:end-glue-point="4" svg:d="m19550 14655-13 2845">
          <text:p/>
        </draw:connector>
        <draw:connector draw:style-name="gr6" draw:text-style-name="P2" draw:layer="layout" draw:type="line" svg:x1="21.495cm" svg:y1="14.436cm" svg:x2="25cm" svg:y2="17.5cm" draw:start-shape="id11" draw:start-glue-point="9" draw:end-shape="id14" draw:end-glue-point="4" svg:d="m21495 14436 3505 3064">
          <text:p/>
        </draw:connector>
        <draw:frame draw:style-name="gr7" draw:text-style-name="P5" draw:layer="layout" svg:width="4.5cm" svg:height="0.797cm" svg:x="5cm" svg:y="7cm">
          <draw:text-box>
            <text:p text:style-name="P5"><text:span text:style-name="T6">URLRequestJob</text:span></text:p>
          </draw:text-box>
        </draw:frame>
        <draw:frame draw:style-name="gr7" draw:text-style-name="P5" draw:layer="layout" svg:width="4.5cm" svg:height="0.797cm" svg:x="5cm" svg:y="9.703cm">
          <draw:text-box>
            <text:p text:style-name="P5"><text:span text:style-name="T6">HttpTransaction</text:span></text:p>
          </draw:text-box>
        </draw:frame>
        <draw:frame draw:style-name="gr7" draw:text-style-name="P5" draw:layer="layout" svg:width="4.5cm" svg:height="0.797cm" svg:x="5cm" svg:y="12.703cm">
          <draw:text-box>
            <text:p text:style-name="P5"><text:span text:style-name="T6">HttpTransaction</text:span></text:p>
          </draw:text-box>
        </draw:frame>
        <draw:frame draw:style-name="gr7" draw:text-style-name="P5" draw:layer="layout" svg:width="4.5cm" svg:height="0.797cm" svg:x="5cm" svg:y="15.5cm">
          <draw:text-box>
            <text:p text:style-name="P5"><text:span text:style-name="T6">ClientSocket</text:span></text:p>
          </draw:text-box>
        </draw:frame>
        <draw:frame draw:style-name="gr7" draw:text-style-name="P5" draw:layer="layout" svg:width="4.5cm" svg:height="0.797cm" svg:x="5cm" svg:y="18.203cm">
          <draw:text-box>
            <text:p text:style-name="P5"><text:span text:style-name="T6">ClientSocke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2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HK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TW" style:font-family-complex="'AR PL UMing HK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 PL UMing HK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R PL UMing HK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AR PL UMing H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 PL UMing HK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AR PL UMing H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R PL UMing HK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AR PL UMing H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 PL UMing HK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AR PL UMing H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MingTi" style:font-style-name="Fett Kursiv" style:font-family-generic="swiss" style:font-pitch="variable" fo:font-size="40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1">
      <style:graphic-properties draw:stroke="none" draw:fill="none" draw:fill-color="#ffffff" draw:auto-grow-height="false" fo:min-height="11.41cm"/>
    </style:style>
    <style:style style:name="Mpr7" style:family="presentation" style:parent-style-name="lyt-darkblue-notes" style:list-style-name="ML1">
      <style:graphic-properties draw:stroke="none" draw:fill="none" draw:fill-color="#ffffff" draw:auto-grow-height="false" fo:min-height="11.41cm"/>
    </style:style>
    <style:style style:name="Mpr8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9" style:family="presentation" style:parent-style-name="oranssi-title">
      <style:graphic-properties draw:fill-color="#ffffff" draw:auto-grow-height="false" fo:min-height="3.507cm"/>
    </style:style>
    <style:style style:name="Mpr10" style:family="presentation" style:parent-style-name="oranssi-outline1">
      <style:graphic-properties draw:fill-color="#ffffff" draw:auto-grow-height="false" fo:min-height="13.86cm"/>
    </style:style>
    <style:style style:name="Mpr11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3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Mpr6" draw:text-style-name="MP5" draw:layer="backgroundobjects" svg:width="14.925cm" svg:height="10.733cm" svg:x="3.34cm" svg:y="13.292cm" presentation:class="notes">
          <draw:text-box>
            <text:p text:style-name="MP5">Klicken Sie, um das Format der Notizen zu bearbeiten</text:p>
          </draw:text-box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4.09cm" svg:height="9.67cm" svg:x="3.749cm" svg:y="2.683cm" presentation:class="page"/>
        <draw:frame presentation:style-name="Mpr7" draw:text-style-name="MP5" draw:layer="backgroundobjects" svg:width="14.925cm" svg:height="10.733cm" svg:x="3.34cm" svg:y="13.292cm" presentation:class="notes">
          <draw:text-box>
            <text:p text:style-name="MP5">Klicken Sie, um das Format der Notizen zu bearbeiten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8" draw:text-style-name="MP4" draw:layer="backgroundobjects" svg:width="28cm" svg:height="10.5cm" svg:x="0cm" svg:y="0cm">
        <text:p/>
      </draw:rect>
      <draw:frame presentation:style-name="Mpr9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0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1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編號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2" draw:text-style-name="MP15" draw:layer="backgroundobjects" svg:width="9.369cm" svg:height="1.396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12" draw:text-style-name="MP17" draw:layer="backgroundobjects" svg:width="9.369cm" svg:height="1.396cm" svg:x="12.22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13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Tsai</meta:initial-creator>
    <meta:creation-date>2012-04-02T20:23:52</meta:creation-date>
    <meta:editing-duration>PT224H19M02S</meta:editing-duration>
    <meta:editing-cycles>31</meta:editing-cycles>
    <dc:date>2012-04-13T15:31:39</dc:date>
    <dc:creator>Daniel Tsai</dc:creator>
    <meta:generator>OpenOffice.org/3.2$Unix OpenOffice.org_project/320m12$Build-9483</meta:generator>
    <meta:document-statistic meta:object-count="88"/>
  </office:meta>
</office:document-meta>
</file>